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5" style:family="table-cell" style:parent-style-name="Good" style:data-style-name="N0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6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9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0" style:family="table-cell" style:parent-style-name="Good" style:data-style-name="N37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cc99ff"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11" office:value-type="string">
            <text:p>Last Collection Date</text:p>
          </table:table-cell>
          <table:table-cell table:style-name="ce11" office:value-type="string">
            <text:p>Last Balance</text:p>
          </table:table-cell>
          <table:table-cell office:value-type="string">
            <text:p>VERIFIED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string">
            <text:p>abi - thirupullani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2">
            <text:p>2</text:p>
          </table:table-cell>
          <table:table-cell table:style-name="ce5" office:value-type="string">
            <text:p>Akbar - Bharathi Naga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table:style-name="ce7" office:value-type="string">
            <text:p>arumugam - Bhar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1-07">
            <text:p>01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string">
            <text:p>Asan-Kaikar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7" office:value-type="string">
            <text:p>Bagavathi - Saloon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16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7" office:value-type="string">
            <text:p>Bala - Ila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Balaji-Om Sak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4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Bavani Store - Kadamba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5" office:value-type="string">
            <text:p>Dharmar Driver Anna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0" office:value-type="date" office:date-value="2018-07-04">
            <text:p>07/04/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table:style-name="ce7" office:value-type="string">
            <text:p>Dinesh - Bharathi Nag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5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7" office:value-type="string">
            <text:p>Durai - Britannia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Ganesan -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3">
            <text:p>13</text:p>
          </table:table-cell>
          <table:table-cell table:style-name="ce5" office:value-type="string">
            <text:p>Ganesh - Fish Market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5" office:value-type="string">
            <text:p>Gautham - Electricia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table:style-name="ce7" office:value-type="string">
            <text:p>Gopi -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7" office:value-type="string">
            <text:p>Iqba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7" office:value-type="string">
            <text:p>jayakumar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7" office:value-type="string">
            <text:p>jothi - Aranman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9">
            <text:p>19</text:p>
          </table:table-cell>
          <table:table-cell table:style-name="ce5" office:value-type="string">
            <text:p>KalaiSelvan-Tirupullani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5" office:value-type="string">
            <text:p>Kaleeswari - Kadamba Nagar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1">
            <text:p>21</text:p>
          </table:table-cell>
          <table:table-cell table:style-name="ce5" office:value-type="string">
            <text:p>karmegam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table:style-name="ce7" office:value-type="string">
            <text:p>Karthick - Bhara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table:style-name="ce7" office:value-type="string">
            <text:p>Kumar-MuruganIdliKadai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string">
            <text:p>Mani - PattinamKathan - T Shop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5" office:value-type="string">
            <text:p>Manikandan T Stall Kadamba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5" office:value-type="string">
            <text:p>Maruthu - Ironing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7">
            <text:p>27</text:p>
          </table:table-cell>
          <table:table-cell table:style-name="ce5" office:value-type="string">
            <text:p>Masthan Maligai 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table:style-name="ce7" office:value-type="string">
            <text:p>Md Karu - Muttia busines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7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0">
            <text:p>30</text:p>
          </table:table-cell>
          <table:table-cell table:style-name="ce5" office:value-type="string">
            <text:p>Moorthy - PC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10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6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string">
            <text:p>Mujibur Rahman - Ramnad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7" office:value-type="string">
            <text:p>Muni Iyya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4">
            <text:p>34</text:p>
          </table:table-cell>
          <table:table-cell table:style-name="ce5" office:value-type="string">
            <text:p>Muniasamy - Thalaiar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table:style-name="ce7" office:value-type="string">
            <text:p>Muniasamy-PorattaMaste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2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7" office:value-type="string">
            <text:p>Munis - Travels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string">
            <text:p>Murugan - InMuruganIdli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7" office:value-type="string">
            <text:p>Muthu Alif - Muttai Kadai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5" office:value-type="string">
            <text:p>Nagoor Gani - Kaikari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string">
            <text:p>Pandi Maligai - CheckPost</text:p>
          </table:table-cell>
          <table:table-cell table:style-name="ce7" office:value-type="float" office:value="35000">
            <text:p>35000</text:p>
          </table:table-cell>
          <table:table-cell table:style-name="ce7" office:value-type="float" office:value="2800">
            <text:p>2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7" office:value-type="string">
            <text:p>Panner Selva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0/03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7" office:value-type="string">
            <text:p>Raghavan - Ilamanu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6">
            <text:p>10/06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table:style-name="ce7" office:value-type="string">
            <text:p>Raghavan - Muthunal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6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47">
            <text:p>47</text:p>
          </table:table-cell>
          <table:table-cell table:style-name="ce5" office:value-type="string">
            <text:p>Raj Bavani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table:style-name="ce7" office:value-type="string">
            <text:p>Raj Roja - Soopu Kad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Raja - Auto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9" office:value-type="date" office:date-value="2018-07-07">
            <text:p>07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6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table:style-name="ce7" office:value-type="string">
            <text:p>Raja Lakshmi - Kalangar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7" office:value-type="string">
            <text:p>Ran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5" office:value-type="string">
            <text:p>Sabi - B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table:style-name="ce7" office:value-type="string">
            <text:p>Sameem Bai - Market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2-07">
            <text:p>12/07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string">
            <text:p>Seeni Mohamed - Chappel Business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7" office:value-type="string">
            <text:p>Selv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5" office:value-type="string">
            <text:p>Setu Baseer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5" office:value-type="string">
            <text:p>SivaPrakasam-TN Stor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2">
            <text:p>62</text:p>
          </table:table-cell>
          <table:table-cell table:style-name="ce7" office:value-type="string">
            <text:p>Sulthan - Travel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5" office:value-type="string">
            <text:p>Syed Raja Md - Soopu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4">
            <text:p>64</text:p>
          </table:table-cell>
          <table:table-cell table:style-name="ce5" office:value-type="string">
            <text:p>Syed Thahir - Chicken Shop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5">
            <text:p>65</text:p>
          </table:table-cell>
          <table:table-cell table:style-name="ce5" office:value-type="string">
            <text:p>Thanga Pandi - Murukku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7">
            <text:p>67</text:p>
          </table:table-cell>
          <table:table-cell table:style-name="ce5" office:value-type="string">
            <text:p>Thiruvikas-Maligai-old check pos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8">
            <text:p>68</text:p>
          </table:table-cell>
          <table:table-cell table:style-name="ce5" office:value-type="string">
            <text:p>Vasu - Tea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9">
            <text:p>69</text:p>
          </table:table-cell>
          <table:table-cell table:style-name="ce7" office:value-type="string">
            <text:p>veera murugan - drive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string">
            <text:p>vignesh-Computer Syste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6-06">
            <text:p>06/06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string">
            <text:p>Vigneswaran - PCC Servic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7" office:value-type="string">
            <text:p>vijay - palani valasai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73">
            <text:p>73</text:p>
          </table:table-cell>
          <table:table-cell table:style-name="ce5" office:value-type="string">
            <text:p>Yasik - Maligai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8/03/2018</text:date>, <text:time>23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03T23:42:03.76</dc:date>
    <meta:editing-cycles>2</meta:editing-cycles>
    <meta:editing-duration>PT1M</meta:editing-duration>
    <meta:document-statistic meta:table-count="3" meta:cell-count="398" meta:object-count="0"/>
  </office:meta>
</office:document-meta>
</file>